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aramond" svg:font-family="Garamond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in" fo:text-align="end" style:justify-single-word="false" fo:text-indent="0in" style:auto-text-indent="false"/>
      <style:text-properties fo:font-size="18pt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text-properties style:font-name="Garamond" fo:font-size="20pt" fo:font-style="italic" fo:font-weight="bold" officeooo:rsid="00218429" officeooo:paragraph-rsid="00218429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Garamond" fo:font-size="20pt" fo:font-style="italic" fo:font-weight="bold" officeooo:rsid="00218429" officeooo:paragraph-rsid="00218429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Garamond" fo:font-size="20pt" fo:font-style="italic" style:text-underline-style="none" fo:font-weight="bold" officeooo:rsid="001e2cb5" officeooo:paragraph-rsid="00218429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Garamond" fo:font-size="20pt" fo:font-weight="normal" officeooo:rsid="000b2c19" officeooo:paragraph-rsid="00218429" style:font-size-asian="20pt" style:font-weight-asian="normal" style:font-size-complex="20pt" style:font-weight-complex="normal"/>
    </style:style>
    <style:style style:name="P6" style:family="paragraph" style:parent-style-name="Standard">
      <style:text-properties style:font-name="Garamond" fo:font-size="20pt" fo:font-weight="normal" officeooo:rsid="00218429" officeooo:paragraph-rsid="00218429" style:font-size-asian="20pt" style:font-weight-asian="normal" style:font-size-complex="20pt" style:font-weight-complex="normal"/>
    </style:style>
    <style:style style:name="P7" style:family="paragraph" style:parent-style-name="Standard">
      <style:text-properties style:font-name="Garamond" fo:font-size="20pt" fo:font-style="normal" fo:font-weight="normal" officeooo:rsid="001d2167" officeooo:paragraph-rsid="00218429" style:font-size-asian="20pt" style:font-style-asian="normal" style:font-weight-asian="normal" style:font-size-complex="20pt" style:font-style-complex="normal" style:font-weight-complex="normal"/>
    </style:style>
    <style:style style:name="P8" style:family="paragraph" style:parent-style-name="Standard">
      <style:text-properties style:font-name="Garamond" fo:font-size="20pt" fo:font-style="normal" fo:font-weight="normal" officeooo:rsid="00218429" officeooo:paragraph-rsid="00218429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text-properties style:font-name="Garamond" fo:font-size="20pt" fo:font-style="normal" fo:font-weight="normal" officeooo:rsid="0021a560" officeooo:paragraph-rsid="0021a560" style:font-size-asian="20pt" style:font-style-asian="normal" style:font-weight-asian="normal" style:font-size-complex="20pt" style:font-style-complex="normal" style:font-weight-complex="normal"/>
    </style:style>
    <style:style style:name="P10" style:family="paragraph" style:parent-style-name="Standard">
      <style:text-properties style:font-name="Garamond" fo:font-size="20pt" fo:font-style="normal" fo:font-weight="normal" officeooo:rsid="0021a560" officeooo:paragraph-rsid="002346df" style:font-size-asian="20pt" style:font-style-asian="normal" style:font-weight-asian="normal" style:font-size-complex="20pt" style:font-style-complex="normal" style:font-weight-complex="normal"/>
    </style:style>
    <style:style style:name="P11" style:family="paragraph" style:parent-style-name="Standard">
      <style:text-properties officeooo:paragraph-rsid="00218429"/>
    </style:style>
    <style:style style:name="P12" style:family="paragraph" style:parent-style-name="Standard">
      <style:text-properties style:font-name="Garamond" fo:font-size="20pt" fo:font-weight="normal" officeooo:rsid="000b2c19" officeooo:paragraph-rsid="00218429" style:font-size-asian="20pt" style:font-weight-asian="normal" style:font-size-complex="20pt" style:font-weight-complex="normal"/>
    </style:style>
    <style:style style:name="P13" style:family="paragraph" style:parent-style-name="Standard">
      <style:text-properties style:font-name="Garamond" fo:font-size="20pt" fo:font-style="normal" fo:font-weight="normal" officeooo:rsid="001d2167" officeooo:paragraph-rsid="0025bf9e" style:font-size-asian="20pt" style:font-style-asian="normal" style:font-weight-asian="normal" style:font-size-complex="20pt" style:font-style-complex="normal" style:font-weight-complex="normal"/>
    </style:style>
    <style:style style:name="T1" style:family="text">
      <style:text-properties style:font-name="Garamond" fo:font-size="20pt" fo:font-weight="normal" officeooo:rsid="000b2c19" style:font-size-asian="20pt" style:font-weight-asian="normal" style:font-size-complex="20pt" style:font-weight-complex="normal"/>
    </style:style>
    <style:style style:name="T2" style:family="text">
      <style:text-properties style:font-name="Garamond" fo:font-size="20pt" fo:font-weight="normal" officeooo:rsid="00218429" style:font-size-asian="20pt" style:font-weight-asian="normal" style:font-size-complex="20pt" style:font-weight-complex="normal"/>
    </style:style>
    <style:style style:name="T3" style:family="text">
      <style:text-properties officeooo:rsid="002346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reacion del compilador y Runner </text:p>
      <text:p text:style-name="P5"><text:s/></text:p>
      <text:p text:style-name="P6">c.cmd</text:p>
      <text:p text:style-name="P5">rm -rf \opt\apache-tomcat-9.0.52\webapps\ROOT\<text:line-break/>rm -rf \opt\apache-tomcat-9.0.52\webapps\ROOT.war<text:line-break/>mvn clean install -DskipTests</text:p>
      <text:p text:style-name="P5"/>
      <text:p text:style-name="P6">r.cmd</text:p>
      <text:p text:style-name="P11"><text:span text:style-name="T1">mv target\ROOT \opt\apache-tomcat-9.0.52\webapps\<text:line-break/>cd \opt\apache-tomcat-9.0.52\bin\<text:line-break/>java -cp tomcat-juli.jar;bootstrap.jar org.apache.catalina.startup.Bootstrap<text:line-break/>cd C:\cursos\</text:span><text:span text:style-name="T2">nombregrupo</text:span><text:span text:style-name="T1">\clase</text:span><text:span text:style-name="T2">[zzz]</text:span><text:span text:style-name="T1">\<text:line-break/></text:span></text:p>
      <text:p text:style-name="P5"/>
      <text:p text:style-name="P5"/>
      <text:p text:style-name="P2">Primer Servlet</text:p>
      <text:p text:style-name="P7"/>
      <text:p text:style-name="P7"/>
      <text:p text:style-name="P7">public class AlumnosController extends HttpServlet {<text:line-break/> <text:s text:c="3"/>public void doGet(HttpServletRequest request, HttpServletResponse response)<text:line-break/> <text:s text:c="7"/>throws IOException, ServletException {<text:line-break/> <text:s text:c="11"/>response.setContentType("text/html");<text:line-break/> <text:s text:c="11"/>PrintWriter out = response.getWriter();<text:line-break/> <text:s text:c="11"/>out.println(System.currentTimeMillis());<text:line-break/> <text:s text:c="11"/>response.setStatus(200);<text:line-break/> <text:s text:c="3"/>}<text:line-break/>}</text:p>
      <text:p text:style-name="P8"/>
      <text:p text:style-name="P8"><text:soft-page-break/></text:p>
      <text:p text:style-name="P2">Tareas previas antes de realizar el Alumnos Controller</text:p>
      <text:p text:style-name="P7"/>
      <text:p text:style-name="P9">Mostrar el faker</text:p>
      <text:p text:style-name="P10">Hacer un controller que se llame inventar alumno, para facilitar los post</text:p>
      <text:p text:style-name="P10"><text:span text:style-name="T3">Mostrar la configuracion de los mappings</text:span> </text:p>
      <text:p text:style-name="P7"/>
      <text:p text:style-name="P7"/>
      <text:p text:style-name="P2">Alumnos Controller</text:p>
      <text:p text:style-name="P13"><text:line-break/>public class AlumnosController extends HttpServlet {<text:line-break/> <text:s text:c="3"/>public void doGet(HttpServletRequest request, HttpServletResponse response)<text:line-break/> <text:s text:c="7"/>throws IOException, ServletException {<text:line-break/> <text:s text:c="11"/>response.setContentType("application/json");<text:line-break/> <text:s text:c="11"/>PrintWriter out = response.getWriter();<text:line-break/><text:line-break/> <text:s text:c="11"/>var conector = new ConectorJPA();<text:line-break/> <text:s text:c="11"/>var em = conector.getEntityManager();<text:line-break/> <text:s text:c="11"/>var qr = em.createQuery("SELECT a FROM Alumno a", Alumno.class);<text:line-break/><text:line-break/> <text:s text:c="11"/>var a = qr.getResultList();<text:line-break/> <text:s text:c="11"/>var strAlumno = new Gson().toJson(a);<text:line-break/><text:line-break/> <text:s text:c="11"/>out.println(strAlumno);<text:line-break/> <text:s text:c="11"/>response.setStatus(200);<text:line-break/> <text:s text:c="3"/>}</text:p>
      <text:p text:style-name="P13"><text:soft-page-break/>public void doPost(HttpServletRequest request, <text:tab/><text:tab/><text:tab/><text:tab/>HttpServletResponse response)<text:line-break/> <text:s text:c="7"/>throws IOException, ServletException {<text:line-break/><text:line-break/> <text:s text:c="7"/>response.setContentType("application/json");<text:line-break/><text:line-break/> <text:s text:c="7"/>BufferedReader br =<text:line-break/> <text:s text:c="11"/>new BufferedReader(new InputStreamReader(request.getInputStream()));<text:line-break/> <text:s text:c="11"/>var strJson = new StringBuilder();<text:line-break/> <text:s text:c="11"/>for (String linea = br.readLine();linea != null; linea = br.readLine()) {<text:line-break/> <text:s text:c="15"/>strJson.append(linea);<text:line-break/> <text:s text:c="11"/>}<text:line-break/><text:line-break/> <text:s text:c="7"/>var alumno = new Gson().fromJson(strJson.toString(), Alumno.class);<text:line-break/><text:line-break/> <text:s text:c="7"/>System.out.println(alumno.id);<text:line-break/> <text:s text:c="7"/>System.out.println(alumno.nombre);<text:line-break/> <text:s text:c="7"/>System.out.println(alumno.apellido);<text:line-break/><text:line-break/> <text:s text:c="7"/>var conector = new ConectorJPA();<text:line-break/> <text:s text:c="7"/>var em = conector.getEntityManager();<text:line-break/> <text:s text:c="7"/>var tx = em.getTransaction();<text:line-break/> <text:s text:c="7"/>tx.begin();<text:line-break/> <text:s text:c="7"/>em.persist(alumno);<text:line-break/> <text:s text:c="7"/>tx.commit();<text:line-break/><text:line-break/> <text:s text:c="7"/>response.setStatus(201);<text:line-break/><text:soft-page-break/> <text:s text:c="3"/>}<text:line-break/> <text:s text:c="3"/>public void doPut(HttpServletRequest request, HttpServletResponse response)<text:line-break/> <text:s text:c="7"/>throws IOException, ServletException {<text:line-break/><text:line-break/> <text:s text:c="7"/>response.setContentType("text/html");<text:line-break/> <text:s text:c="7"/>PrintWriter out = response.getWriter();<text:line-break/> <text:s text:c="7"/>out.println("PUT");<text:line-break/> <text:s text:c="7"/>response.setStatus(200);<text:line-break/> <text:s text:c="3"/>}<text:line-break/> <text:s text:c="3"/>public void doDelete(HttpServletRequest request, HttpServletResponse response)<text:line-break/> <text:s text:c="7"/>throws IOException, ServletException {<text:line-break/><text:line-break/> <text:s text:c="7"/>response.setContentType("text/html");<text:line-break/> <text:s text:c="7"/>PrintWriter out = response.getWriter();<text:line-break/> <text:s text:c="7"/>out.println("DELETE");<text:line-break/> <text:s text:c="7"/>response.setStatus(200);<text:line-break/> <text:s text:c="3"/>}<text:line-break/>}<text:line-break/></text:p>
      <text:p text:style-name="P7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aramond" svg:font-family="Garamond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align="end" style:justify-single-word="false" fo:text-indent="0in" style:auto-text-indent="false"/>
      <style:text-properties fo:font-size="18pt" fo:font-weight="normal" style:font-size-asian="18pt" style:font-weight-asian="normal" style:font-size-complex="18pt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9T16:46:24.158000000</meta:creation-date>
    <dc:date>2021-11-08T19:23:01.659000000</dc:date>
    <meta:editing-duration>PT1H16M43S</meta:editing-duration>
    <meta:editing-cycles>21</meta:editing-cycles>
    <meta:generator>LibreOffice/7.1.1.2$Windows_X86_64 LibreOffice_project/fe0b08f4af1bacafe4c7ecc87ce55bb426164676</meta:generator>
    <meta:document-statistic meta:table-count="0" meta:image-count="0" meta:object-count="0" meta:page-count="4" meta:paragraph-count="16" meta:word-count="237" meta:character-count="3103" meta:non-whitespace-character-count="2396"/>
  </office:meta>
</office:document-meta>
</file>